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Ethiopi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nuyak tribe, Nu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61" calcext:value-type="float">
            <text:p>20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RTANotApplicabl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67" calcext:value-type="float">
            <text:p>20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Ethiopian Police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25" calcext:value-type="float">
            <text:p>204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04" calcext:value-type="float">
            <text:p>20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03" calcext:value-type="float">
            <text:p>205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Refugees/IDP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41" calcext:value-type="float">
            <text:p>205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2" calcext:value-type="date">
            <text:p>22/04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RTANotApplicabl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0396" calcext:value-type="float">
            <text:p>303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5" calcext:value-type="date">
            <text:p>25/04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48" calcext:value-type="float">
            <text:p>21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Ethiopian Police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54" calcext:value-type="float">
            <text:p>209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63" calcext:value-type="float">
            <text:p>209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Former employee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37" calcext:value-type="float">
            <text:p>210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40" calcext:value-type="float">
            <text:p>21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14" calcext:value-type="date">
            <text:p>14/03/2017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8986" calcext:value-type="float">
            <text:p>289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7" calcext:value-type="date">
            <text:p>07/09/2017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Oromo Liberation Front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46" calcext:value-type="float">
            <text:p>319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5" calcext:value-type="date">
            <text:p>15/07/201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ational Youth Movement for Freedom and Democracy (Ethiopia), Oromo Liberation Front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49" calcext:value-type="float">
            <text:p>319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5" calcext:value-type="date">
            <text:p>15/07/201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ational Youth Movement for Freedom and Democracy (Ethiopia), Oromo Liberation Front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47" calcext:value-type="float">
            <text:p>319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5" calcext:value-type="date">
            <text:p>15/07/201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ational Youth Movement for Freedom and Democracy (Ethiopia), Oromo Liberation Front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48" calcext:value-type="float">
            <text:p>319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5" calcext:value-type="date">
            <text:p>05/09/2019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766" calcext:value-type="float">
            <text:p>247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8" calcext:value-type="date">
            <text:p>28/02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Ethiopia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, Volunte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99" calcext:value-type="float">
            <text:p>241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2" calcext:value-type="date">
            <text:p>02/03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80" calcext:value-type="float">
            <text:p>26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8" calcext:value-type="date">
            <text:p>08/06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46" calcext:value-type="float">
            <text:p>28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4" calcext:value-type="date">
            <text:p>04/11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thiopian National Defense Forces, Tigray Peopleâ€™s Liberation Front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51" calcext:value-type="float">
            <text:p>319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9" calcext:value-type="date">
            <text:p>09/11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thiopian National Defense Forces, 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50" calcext:value-type="float">
            <text:p>319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19" calcext:value-type="date">
            <text:p>19/11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35" calcext:value-type="float">
            <text:p>263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1" calcext:value-type="date">
            <text:p>21/11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thiopian National Defense Forces, Tigray Peopleâ€™s Liberation Front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00" calcext:value-type="float">
            <text:p>268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5" calcext:value-type="date">
            <text:p>05/12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52" calcext:value-type="float">
            <text:p>26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5" calcext:value-type="date">
            <text:p>05/12/2020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overnment of Ethiopia, Tigray Peopleâ€™s Liberation Front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53" calcext:value-type="float">
            <text:p>26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1" calcext:value-type="date">
            <text:p>01/0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46" calcext:value-type="float">
            <text:p>32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1" calcext:value-type="date">
            <text:p>01/0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0" calcext:value-type="float">
            <text:p>321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5" calcext:value-type="date">
            <text:p>05/0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49" calcext:value-type="float">
            <text:p>268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6" calcext:value-type="date">
            <text:p>06/0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47" calcext:value-type="float">
            <text:p>325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6" calcext:value-type="date">
            <text:p>06/0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48" calcext:value-type="float">
            <text:p>32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5" calcext:value-type="date">
            <text:p>15/0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30" calcext:value-type="float">
            <text:p>268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52" calcext:value-type="float">
            <text:p>288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57" calcext:value-type="float">
            <text:p>325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2" calcext:value-type="date">
            <text:p>02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06" calcext:value-type="float">
            <text:p>280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4" calcext:value-type="date">
            <text:p>04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01" calcext:value-type="float">
            <text:p>280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7" calcext:value-type="date">
            <text:p>07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54" calcext:value-type="float">
            <text:p>288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7" calcext:value-type="date">
            <text:p>07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58" calcext:value-type="float">
            <text:p>325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0" calcext:value-type="date">
            <text:p>10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02" calcext:value-type="float">
            <text:p>280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08" calcext:value-type="float">
            <text:p>289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4" calcext:value-type="float">
            <text:p>29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8" calcext:value-type="float">
            <text:p>29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09" calcext:value-type="float">
            <text:p>289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9" calcext:value-type="float">
            <text:p>29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55" calcext:value-type="float">
            <text:p>288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ritrean Defence Forces, 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53" calcext:value-type="float">
            <text:p>288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3" calcext:value-type="date">
            <text:p>23/03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14" calcext:value-type="float">
            <text:p>271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01" calcext:value-type="date">
            <text:p>01/04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017" calcext:value-type="float">
            <text:p>28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0" calcext:value-type="float">
            <text:p>325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34" calcext:value-type="float">
            <text:p>281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eaner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29" calcext:value-type="float">
            <text:p>283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7" calcext:value-type="date">
            <text:p>27/05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1" calcext:value-type="float">
            <text:p>325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7" calcext:value-type="date">
            <text:p>07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47" calcext:value-type="float">
            <text:p>284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9" calcext:value-type="date">
            <text:p>09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2" calcext:value-type="float">
            <text:p>325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1" calcext:value-type="date">
            <text:p>11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3" calcext:value-type="float">
            <text:p>325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1" calcext:value-type="date">
            <text:p>21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46" calcext:value-type="float">
            <text:p>284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73" calcext:value-type="float">
            <text:p>285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18" calcext:value-type="float">
            <text:p>284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35" calcext:value-type="float">
            <text:p>285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57" calcext:value-type="float">
            <text:p>281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1" calcext:value-type="date">
            <text:p>01/07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Ethiop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7" calcext:value-type="float">
            <text:p>32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1" calcext:value-type="date">
            <text:p>01/07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4" calcext:value-type="float">
            <text:p>325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5" calcext:value-type="date">
            <text:p>15/07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7" calcext:value-type="float">
            <text:p>326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30" calcext:value-type="date">
            <text:p>30/07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Ethiop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65" calcext:value-type="float">
            <text:p>295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1" calcext:value-type="date">
            <text:p>01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66" calcext:value-type="float">
            <text:p>32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4" calcext:value-type="date">
            <text:p>04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Ethiop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05" calcext:value-type="float">
            <text:p>290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5" calcext:value-type="date">
            <text:p>05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73" calcext:value-type="float">
            <text:p>289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1" calcext:value-type="date">
            <text:p>11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98" calcext:value-type="float">
            <text:p>325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1" calcext:value-type="date">
            <text:p>11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99" calcext:value-type="float">
            <text:p>325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5" calcext:value-type="date">
            <text:p>15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71" calcext:value-type="float">
            <text:p>303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9" calcext:value-type="date">
            <text:p>19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97" calcext:value-type="float">
            <text:p>325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30" calcext:value-type="date">
            <text:p>30/08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596" calcext:value-type="float">
            <text:p>325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051" calcext:value-type="float">
            <text:p>290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4" calcext:value-type="date">
            <text:p>14/09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76" calcext:value-type="float">
            <text:p>292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7" calcext:value-type="date">
            <text:p>07/10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1" calcext:value-type="float">
            <text:p>32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7" calcext:value-type="date">
            <text:p>07/10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0" calcext:value-type="float">
            <text:p>326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4" calcext:value-type="date">
            <text:p>24/10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21" calcext:value-type="float">
            <text:p>300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6" calcext:value-type="date">
            <text:p>26/10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00" calcext:value-type="float">
            <text:p>303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1" calcext:value-type="date">
            <text:p>01/1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19" calcext:value-type="float">
            <text:p>305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9" calcext:value-type="date">
            <text:p>09/11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2" calcext:value-type="float">
            <text:p>326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1" calcext:value-type="date">
            <text:p>01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9" calcext:value-type="float">
            <text:p>326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1" calcext:value-type="date">
            <text:p>01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8" calcext:value-type="float">
            <text:p>326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3" calcext:value-type="date">
            <text:p>03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48" calcext:value-type="float">
            <text:p>30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6" calcext:value-type="date">
            <text:p>06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0" calcext:value-type="float">
            <text:p>326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8" calcext:value-type="date">
            <text:p>08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2604" calcext:value-type="float">
            <text:p>326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8" calcext:value-type="date">
            <text:p>08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3" calcext:value-type="float">
            <text:p>326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3" calcext:value-type="date">
            <text:p>13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1" calcext:value-type="float">
            <text:p>326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6" calcext:value-type="date">
            <text:p>16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687" calcext:value-type="float">
            <text:p>306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7" calcext:value-type="date">
            <text:p>17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1" calcext:value-type="float">
            <text:p>361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0" calcext:value-type="date">
            <text:p>20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ritrean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5" calcext:value-type="float">
            <text:p>326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3" calcext:value-type="date">
            <text:p>23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06" calcext:value-type="float">
            <text:p>326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31" calcext:value-type="date">
            <text:p>31/12/2021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16" calcext:value-type="float">
            <text:p>31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5" calcext:value-type="date">
            <text:p>25/01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3" calcext:value-type="float">
            <text:p>361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9" calcext:value-type="date">
            <text:p>09/02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thiopian National Defense Forces, 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82" calcext:value-type="float">
            <text:p>31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6" calcext:value-type="date">
            <text:p>16/02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49" calcext:value-type="float">
            <text:p>317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7" calcext:value-type="date">
            <text:p>27/03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Oromo Liberation Fro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, 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0" calcext:value-type="float">
            <text:p>33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5" calcext:value-type="date">
            <text:p>05/05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2" calcext:value-type="float">
            <text:p>328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6" calcext:value-type="date">
            <text:p>26/07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Ethiop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9" calcext:value-type="float">
            <text:p>345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30" calcext:value-type="date">
            <text:p>30/08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Ethiopia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5" calcext:value-type="float">
            <text:p>345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4" calcext:value-type="date">
            <text:p>14/09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53" calcext:value-type="float">
            <text:p>348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3" calcext:value-type="float">
            <text:p>350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4" calcext:value-type="date">
            <text:p>14/10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Ethiopian National Defens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0" calcext:value-type="float">
            <text:p>35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1" calcext:value-type="date">
            <text:p>21/10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92" calcext:value-type="float">
            <text:p>353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8" calcext:value-type="date">
            <text:p>28/10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01" calcext:value-type="float">
            <text:p>354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4" calcext:value-type="date">
            <text:p>14/11/202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6" calcext:value-type="float">
            <text:p>359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5" calcext:value-type="date">
            <text:p>25/01/202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4" calcext:value-type="float">
            <text:p>361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5" calcext:value-type="date">
            <text:p>25/01/202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igray Peopleâ€™s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5" calcext:value-type="float">
            <text:p>361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4" calcext:value-type="date">
            <text:p>14/02/202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mhara Special Forces (Ethiopia), Fano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4" calcext:value-type="float">
            <text:p>377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1" calcext:value-type="date">
            <text:p>21/03/202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07" calcext:value-type="float">
            <text:p>38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9" calcext:value-type="date">
            <text:p>09/04/202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78" calcext:value-type="float">
            <text:p>38478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Ethiopia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Ethiopia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5:19.98991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2:35.132612265</meta:creation-date>
    <dc:date>2023-05-15T16:06:10.254516217</dc:date>
    <meta:editing-duration>PT3M25S</meta:editing-duration>
    <meta:editing-cycles>3</meta:editing-cycles>
    <meta:generator>LibreOffice/7.0.4.2$Linux_X86_64 LibreOffice_project/00$Build-2</meta:generator>
    <meta:document-statistic meta:table-count="2" meta:cell-count="7353" meta:object-count="0"/>
  </office:meta>
</office:document-meta>
</file>